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11" calcext:value-type="float">
            <text:p>611</text:p>
          </table:table-cell>
          <table:table-cell table:style-name="ce11" table:formula="of:=[.B2]" office:value-type="float" office:value="611" calcext:value-type="float">
            <text:p>611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1019808.64375" calcext:value-type="float">
            <text:p>1019808.6437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110" calcext:value-type="float">
            <text:p>611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12.0163333333333" calcext:value-type="float">
            <text:p>12.0163333333333</text:p>
          </table:table-cell>
          <table:table-cell table:style-name="ce15" table:formula="of:=1%*(1+[.N15])/60" office:value-type="percentage" office:value="0.00196666666666667" calcext:value-type="percentage">
            <text:p>0.2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3]" office:value-type="float" office:value="400" calcext:value-type="float">
            <text:p>40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16.075" calcext:value-type="percentage">
            <text:p>160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6550" calcext:value-type="float">
            <text:p>655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9.33375" calcext:value-type="float">
            <text:p>9.33375</text:p>
          </table:table-cell>
          <table:table-cell table:style-name="ce15" table:formula="of:=2%/60+[.C7]/10000/60" office:value-type="percentage" office:value="0.001425" calcext:value-type="percentage">
            <text:p>0.1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510" calcext:value-type="float">
            <text:p>510</text:p>
          </table:table-cell>
          <table:table-cell table:style-name="ce11" table:formula="of:=[.B4]*(1+[.T15])" office:value-type="float" office:value="5240.25" calcext:value-type="float">
            <text:p>5240.2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13.275" calcext:value-type="percentage">
            <text:p>132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43.9505" calcext:value-type="float">
            <text:p>43.9505</text:p>
          </table:table-cell>
          <table:table-cell table:style-name="ce15" table:formula="of:=([.R3]-1%/60)*(4+[.B28]*3%)+(1%/60)" office:value-type="percentage" office:value="0.00671" calcext:value-type="percentage">
            <text:p>0.67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415" calcext:value-type="float">
            <text:p>415</text:p>
          </table:table-cell>
          <table:table-cell table:style-name="ce11" table:formula="of:=[.B5]*(1+[.W15])" office:value-type="float" office:value="2085.375" calcext:value-type="float">
            <text:p>2085.37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4" calcext:value-type="percentage">
            <text:p>40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620" calcext:value-type="float">
            <text:p>620</text:p>
          </table:table-cell>
          <table:table-cell table:style-name="ce11" table:formula="of:=[.B6]*(1+[.Z15])" office:value-type="float" office:value="3875" calcext:value-type="float">
            <text:p>3875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11.83" calcext:value-type="percentage">
            <text:p>1183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655" calcext:value-type="float">
            <text:p>655</text:p>
          </table:table-cell>
          <table:table-cell table:style-name="ce11" table:formula="of:=[.B7]" office:value-type="float" office:value="655" calcext:value-type="float">
            <text:p>65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6" calcext:value-type="percentage">
            <text:p>6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479909.95" calcext:value-type="float">
            <text:p>479909.95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1019808.64375" calcext:value-type="float">
            <text:p>1019808.643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AF15]))/(1/(1+[.$AO$15]))" office:value-type="float" office:value="1559707.3375" calcext:value-type="float">
            <text:p>1559707.337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16.075" calcext:value-type="percentage">
            <text:p>1607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AC15]" office:value-type="percentage" office:value="13.275" calcext:value-type="percentage">
            <text:p>132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I15]" office:value-type="percentage" office:value="4" calcext:value-type="percentage">
            <text:p>40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16.075" calcext:value-type="percentage">
            <text:p>160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0.8" calcext:value-type="percentage">
            <text:p>108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11.83" calcext:value-type="percentage">
            <text:p>1183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9.275" calcext:value-type="percentage">
            <text:p>92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4.025" calcext:value-type="percentage">
            <text:p>402.50%</text:p>
          </table:table-cell>
          <table:table-cell table:style-name="ce15" table:number-columns-repeated="2"/>
          <table:table-cell table:style-name="ce15" table:formula="of:=SUM([.Z18:.Z57])" office:value-type="percentage" office:value="5.25" calcext:value-type="percentage">
            <text:p>5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13.275" calcext:value-type="percentage">
            <text:p>132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I18:.AI57])" office:value-type="percentage" office:value="4" calcext:value-type="percentage">
            <text:p>40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5" table:formula="of:=SUM([.AO18:.AO57])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Intelligence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2"/>
          <table:table-cell table:style-name="ce11" office:value-type="string" calcext:value-type="string">
            <text:p>Durability</text:p>
          </table:table-cell>
          <table:table-cell table:style-name="ce11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7" calcext:value-type="percentage">
            <text:p>700.00%</text:p>
          </table:table-cell>
          <table:table-cell table:style-name="ce14" table:formula="of:=([.I18]+[.J18]*[.$B18])" office:value-type="percentage" office:value="0.75" calcext:value-type="percentage">
            <text:p>75.00%</text:p>
          </table:table-cell>
          <table:table-cell table:style-name="ce14" table:formula="of:=[.K18]" office:value-type="percentage" office:value="5.25" calcext:value-type="percentage">
            <text:p>525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5.25" calcext:value-type="percentage">
            <text:p>525.00%</text:p>
          </table:table-cell>
          <table:table-cell table:number-columns-repeated="6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5.25" calcext:value-type="percentage">
            <text:p>525.00%</text:p>
          </table:table-cell>
          <table:table-cell table:style-name="ce14"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5.25" calcext:value-type="percentage">
            <text:p>525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18]+[.AB18]*[.$B18])*[.$F18]" office:value-type="percentage" office:value="5.25" calcext:value-type="percentage">
            <text:p>52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9" calcext:value-type="percentage">
            <text:p>900.00%</text:p>
          </table:table-cell>
          <table:table-cell table:style-name="ce14" table:formula="of:=([.L19]+[.M19]*[.$B19])" office:value-type="percentage" office:value="1.2" calcext:value-type="percentage">
            <text:p>120.00%</text:p>
          </table:table-cell>
          <table:table-cell table:style-name="ce14" table:formula="of:=[.N19]" office:value-type="percentage" office:value="10.8" calcext:value-type="percentage">
            <text:p>1080.00%</text:p>
          </table:table-cell>
          <table:table-cell table:number-columns-repeated="3"/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0.8" calcext:value-type="percentage">
            <text:p>1080.00%</text:p>
          </table:table-cell>
          <table:table-cell table:number-columns-repeated="15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D19]+[.AE19]*[.$B19])*[.$F19]" office:value-type="percentage" office:value="2.25" calcext:value-type="percentage">
            <text:p>225.00%</text:p>
          </table:table-cell>
          <table:table-cell table:number-columns-repeated="6"/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table:formula="of:=([.AM19]+[.AN19]*[.$B19])*[.$F19]" office:value-type="percentage" office:value="3.6" calcext:value-type="percentage">
            <text:p>36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14" table:formula="of:=([.O20]+[.P20]*[.$B20])" office:value-type="percentage" office:value="0.975" calcext:value-type="percentage">
            <text:p>97.50%</text:p>
          </table:table-cell>
          <table:table-cell table:style-name="ce14" table:formula="of:=[.Q20]" office:value-type="percentage" office:value="6.825" calcext:value-type="percentage">
            <text:p>682.5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6.825" calcext:value-type="percentage">
            <text:p>682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7" calcext:value-type="percentage">
            <text:p>700.00%</text:p>
          </table:table-cell>
          <table:table-cell table:style-name="ce14" table:formula="of:=([.I22]+[.J22]*[.$B22])" office:value-type="percentage" office:value="0.575" calcext:value-type="percentage">
            <text:p>57.50%</text:p>
          </table:table-cell>
          <table:table-cell table:style-name="ce14" table:formula="of:=[.K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4.025" calcext:value-type="percentage">
            <text:p>402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4.025" calcext:value-type="percentage">
            <text:p>402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4.025" calcext:value-type="percentage">
            <text:p>402.5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2]+[.AB22]*[.$B22])*[.$F22]" office:value-type="percentage" office:value="4.025" calcext:value-type="percentage">
            <text:p>402.5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8" calcext:value-type="percentage">
            <text:p>800.00%</text:p>
          </table:table-cell>
          <table:table-cell table:style-name="ce14" table:formula="of:=([.I23]+[.J23]*[.$B23])" office:value-type="percentage" office:value="0.85" calcext:value-type="percentage">
            <text:p>85.00%</text:p>
          </table:table-cell>
          <table:table-cell table:style-name="ce14" table:formula="of:=[.K23]" office:value-type="percentage" office:value="6.8" calcext:value-type="percentage">
            <text:p>680.0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6.8" calcext:value-type="percentage">
            <text:p>680.00%</text:p>
          </table:table-cell>
          <table:table-cell table:number-columns-repeated="6"/>
          <table:table-cell table:style-name="ce14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vata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8" calcext:value-type="percentage">
            <text:p>800.00%</text:p>
          </table:table-cell>
          <table:table-cell table:style-name="ce14" table:formula="of:=([.AA24]+[.AB24]*[.$B24])" office:value-type="percentage" office:value="0.5" calcext:value-type="percentage">
            <text:p>50.00%</text:p>
          </table:table-cell>
          <table:table-cell table:style-name="ce14" table:formula="of:=[.AC24]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4]+[.AB24]*[.$B24])*[.$F24]" office:value-type="percentage" office:value="4" calcext:value-type="percentage">
            <text:p>40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4]+[.AH24]*[.$B24])*[.$F24]" office:value-type="percentage" office:value="4" calcext:value-type="percentage">
            <text:p>40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8" calcext:value-type="percentage">
            <text:p>800.00%</text:p>
          </table:table-cell>
          <table:table-cell table:style-name="ce14" table:formula="of:=([.AJ25]+[.AK25]*[.$B25])" office:value-type="percentage" office:value="0.5" calcext:value-type="percentage">
            <text:p>50.00%</text:p>
          </table:table-cell>
          <table:table-cell table:style-name="ce14" table:formula="of:=[.AL25]" office:value-type="percentage" office:value="4" calcext:value-type="percentage">
            <text:p>4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12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J25]+[.AK25]*[.$B25])*[.$F25]" office:value-type="percentage" office:value="4" calcext:value-type="percentage">
            <text:p>4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7" calcext:value-type="percentage">
            <text:p>700.00%</text:p>
          </table:table-cell>
          <table:table-cell table:style-name="ce14" table:formula="of:=([.O26]+[.P26]*[.$B26])" office:value-type="percentage" office:value="0.715" calcext:value-type="percentage">
            <text:p>71.50%</text:p>
          </table:table-cell>
          <table:table-cell table:style-name="ce14" table:formula="of:=[.Q26]" office:value-type="percentage" office:value="5.005" calcext:value-type="percentage">
            <text:p>500.5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5.005" calcext:value-type="percentage">
            <text:p>500.50%</text:p>
          </table:table-cell>
          <table:table-cell table:style-name="ce14" table:number-columns-repeated="12"/>
          <table:table-cell table:number-columns-repeated="3"/>
          <table:table-cell table:style-name="ce14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4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57:04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02:23:11.846000000</dc:date>
    <meta:generator>LibreOffice/7.0.5.2$Windows_X86_64 LibreOffice_project/64390860c6cd0aca4beafafcfd84613dd9dfb63a</meta:generator>
    <meta:editing-duration>PT3H13M2S</meta:editing-duration>
    <meta:editing-cycles>30</meta:editing-cycles>
    <meta:document-statistic meta:table-count="1" meta:cell-count="236" meta:object-count="0"/>
    <meta:user-defined meta:name="AppVersion">16.0300</meta:user-defined>
  </office:meta>
</office:document-meta>
</file>